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fif"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text-properties fo:font-size="14pt" style:font-size-asian="14pt" style:font-size-complex="14pt"/>
    </style:style>
    <style:style style:name="P2" style:parent-style-name="Normal" style:list-style-name="LFO2" style:family="paragraph"/>
    <style:style style:name="P3" style:parent-style-name="Normal" style:list-style-name="LFO2" style:family="paragraph"/>
    <style:style style:name="P4" style:parent-style-name="Normal" style:list-style-name="LFO2" style:family="paragraph"/>
    <style:style style:name="P5" style:parent-style-name="Normal" style:list-style-name="LFO2" style:family="paragraph"/>
    <style:style style:family="graphic" style:name="a0" style:parent-style-name="Graphics">
      <style:graphic-properties fo:border="none" fo:background-color="transparent"/>
    </style:style>
  </office:automatic-styles>
  <office:body>
    <office:text text:use-soft-page-breaks="true">
      <text:p text:style-name="P1">Archivo: mascarilla3.stl</text:p>
      <text:p text:style-name="Normal">Encontrada en:<text:s/><text:a xlink:href="https://docs.library.ucla.edu/display/LSD/COVID-19+Response%3A+3D+Printing+PPE+Equipment" office:target-frame-name="_top" xlink:show="replace"><text:span text:style-name="Hipervínculo">https://docs.library.ucla.edu/display/LSD/COVID-19+Response%3A+3D+Printing+PPE+Equipment</text:span></text:a></text:p>
      <text:p text:style-name="Normal"/>
      <text:p text:style-name="Normal"><draw:frame draw:style-name="a0" draw:name="Imagen 1" text:anchor-type="as-char" svg:x="0in" svg:y="0in" svg:width="6.26806in" svg:height="3.53542in" style:rel-width="scale" style:rel-height="scale"><draw:image xlink:href="media/image1.jfif" xlink:type="simple" xlink:show="embed" xlink:actuate="onLoad"/><svg:title/><svg:desc/></draw:frame></text:p>
      <text:p text:style-name="Normal"/>
      <text:p text:style-name="Normal">Según los comentarios de los médicos de UCLA Health, el prototipo que se evaluó tenía un gran espacio en la parte superior de la cabeza del usuario, lo que permite que los aerosoles caigan y entren en la cara del usuario. Este diseño fue creado después de comentarios similares de los hospitales de Boston y Seattle.</text:p>
      <text:list text:style-name="LFO2" text:continue-numbering="true">
        <text:list-item>
          <text:p text:style-name="P2">Altura de capa de 0.2 mm</text:p>
        </text:list-item>
        <text:list-item>
          <text:p text:style-name="P3">30% de relleno</text:p>
        </text:list-item>
        <text:list-item>
          <text:p text:style-name="P4">3 conchas</text:p>
        </text:list-item>
        <text:list-item>
          <text:p text:style-name="P5">Apoya deshabilitado</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taro Panella</meta:initial-creator>
    <dc:creator>Lautaro Panella</dc:creator>
    <meta:creation-date>2020-04-08T05:55:00Z</meta:creation-date>
    <dc:date>2020-04-08T06:06:00Z</dc:date>
    <meta:template xlink:href="Normal.dotm" xlink:type="simple"/>
    <meta:editing-cycles>1</meta:editing-cycles>
    <meta:editing-duration>PT660S</meta:editing-duration>
    <meta:document-statistic meta:page-count="1" meta:paragraph-count="1" meta:word-count="96" meta:character-count="625" meta:row-count="4" meta:non-whitespace-character-count="530"/>
  </office:meta>
</office:document-meta>
</file>